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2.272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8083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 style:shrink-to-fi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8"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direction="ltr" style:shrink-to-fit="false"/>
    </style:style>
  </office:automatic-styles>
  <office:body>
    <office:spreadsheet>
      <table:table table:name="Φύλλο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>
            <text:p>Υλικό </text:p>
          </table:table-cell>
          <table:table-cell table:style-name="ce1" office:value-type="string">
            <text:p>Κατάστημα</text:p>
          </table:table-cell>
          <table:table-cell table:style-name="ce1" office:value-type="string">
            <text:p>Κόστος</text:p>
          </table:table-cell>
          <table:table-cell table:style-name="ce1" office:value-type="string">
            <text:p>Ποσότητα</text:p>
          </table:table-cell>
          <table:table-cell table:style-name="ce5" office:value-type="string">
            <text:p>Σύνολο</text:p>
          </table:table-cell>
          <table:table-cell table:style-name="ce7" table:number-columns-repeated="2"/>
        </table:table-row>
        <table:table-row table:style-name="ro2">
          <table:table-cell office:value-type="string">
            <text:p>Edison 2.0</text:p>
          </table:table-cell>
          <table:table-cell office:value-type="string">
            <text:p>plaisio</text:p>
          </table:table-cell>
          <table:table-cell office:value-type="string">
            <text:p>44,27</text:p>
          </table:table-cell>
          <table:table-cell office:value-type="float" office:value="2">
            <text:p>2</text:p>
          </table:table-cell>
          <table:table-cell office:value-type="currency" office:currency="EUR" office:value="88.54">
            <text:p>88.54 EUR</text:p>
          </table:table-cell>
          <table:table-cell table:number-columns-repeated="2"/>
        </table:table-row>
        <table:table-row table:style-name="ro3">
          <table:table-cell office:value-type="string">
            <text:p>EdCreate - Επέκταση για το ρομπότ Edison V2.0</text:p>
          </table:table-cell>
          <table:table-cell office:value-type="string">
            <text:p>grobotronics</text:p>
          </table:table-cell>
          <table:table-cell office:value-type="string">
            <text:p>32,90</text:p>
          </table:table-cell>
          <table:table-cell office:value-type="float" office:value="2">
            <text:p>2</text:p>
          </table:table-cell>
          <table:table-cell office:value-type="currency" office:currency="EUR" office:value="65.8">
            <text:p>65.80 EUR</text:p>
          </table:table-cell>
          <table:table-cell table:number-columns-repeated="2"/>
        </table:table-row>
        <table:table-row table:style-name="ro4">
          <table:table-cell table:style-name="ce3" office:value-type="string">
            <text:p>Raspberry Pi 3 Camera Starter Kit Set5 (WA-Pi3Set5) </text:p>
          </table:table-cell>
          <table:table-cell office:value-type="string">
            <text:p>http://www.visionstudio.gr</text:p>
          </table:table-cell>
          <table:table-cell office:value-type="string">
            <text:p>93,56</text:p>
          </table:table-cell>
          <table:table-cell office:value-type="float" office:value="1">
            <text:p>1</text:p>
          </table:table-cell>
          <table:table-cell office:value-type="currency" office:currency="EUR" office:value="93.56">
            <text:p>93.56 EUR</text:p>
          </table:table-cell>
          <table:table-cell table:number-columns-repeated="2"/>
        </table:table-row>
        <table:table-row table:style-name="ro5">
          <table:table-cell table:style-name="ce3" office:value-type="string">
            <text:p>SETTY Bluetooth Headset black  </text:p>
          </table:table-cell>
          <table:table-cell office:value-type="string">
            <text:p>http://www.mobile-phones.gr</text:p>
          </table:table-cell>
          <table:table-cell office:value-type="string">
            <text:p>8,68</text:p>
          </table:table-cell>
          <table:table-cell office:value-type="float" office:value="1">
            <text:p>1</text:p>
          </table:table-cell>
          <table:table-cell office:value-type="currency" office:currency="EUR" office:value="8.68">
            <text:p>8.68 EUR</text:p>
          </table:table-cell>
          <table:table-cell table:number-columns-repeated="2"/>
        </table:table-row>
        <table:table-row table:style-name="ro4">
          <table:table-cell office:value-type="string">
            <text:p>Infrared IR Transmitter Sensor Module</text:p>
          </table:table-cell>
          <table:table-cell office:value-type="string">
            <text:p>https://www.hellasdigital.gr</text:p>
          </table:table-cell>
          <table:table-cell office:value-type="string">
            <text:p>1,98</text:p>
          </table:table-cell>
          <table:table-cell office:value-type="float" office:value="1">
            <text:p>1</text:p>
          </table:table-cell>
          <table:table-cell office:value-type="currency" office:currency="EUR" office:value="1.98">
            <text:p>1.98 EUR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  <table:table-cell table:style-name="ce4" table:formula="of:=SUM([.E2:.E6])" office:value-type="currency" office:currency="EUR" office:value="258.56">
            <text:p>258.56 EUR</text:p>
          </table:table-cell>
          <table:table-cell table:number-columns-repeated="2"/>
        </table:table-row>
      </table:table>
      <table:table table:name="Φύλλο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Φύλλο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17:01:47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e  two</meta:initial-creator>
    <meta:creation-date>2018-12-15T15:58:38.25</meta:creation-date>
    <dc:date>2018-12-15T17:01:47.03</dc:date>
    <dc:creator>one  two</dc:creator>
    <meta:editing-duration>PT17S</meta:editing-duration>
    <meta:editing-cycles>2</meta:editing-cycles>
    <meta:generator>OpenOffice/4.1.5$Win32 OpenOffice.org_project/415m1$Build-9789</meta:generator>
    <meta:document-statistic meta:table-count="3" meta:cell-count="31" meta:object-count="0"/>
  </office:meta>
</office:document-meta>
</file>